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6000001BE3E63CDA48E1594AD.png" manifest:media-type="image/png"/>
  <manifest:file-entry manifest:full-path="Pictures/10013469000051A400002E18E7D5BED12520D48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svg:stroke-width="0.053cm" svg:stroke-color="#2a6099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0.565cm" svg:height="11.799cm" svg:x="0cm" svg:y="0cm">
          <draw:image xlink:href="Pictures/10013469000051A400002E18E7D5BED12520D489.svg" xlink:type="simple" xlink:show="embed" xlink:actuate="onLoad" loext:mime-type="image/svg+xml">
            <text:p/>
          </draw:image>
          <draw:image xlink:href="Pictures/1000020100000316000001BE3E63CDA48E1594AD.png" xlink:type="simple" xlink:show="embed" xlink:actuate="onLoad" loext:mime-type="image/png"/>
        </draw:frame>
        <draw:frame draw:style-name="gr2" draw:text-style-name="P2" draw:layer="layout" svg:width="1.5cm" svg:height="1cm" svg:x="12.565cm" svg:y="7.465cm">
          <draw:text-box>
            <text:p>M1</text:p>
          </draw:text-box>
        </draw:frame>
        <draw:line draw:style-name="gr3" draw:text-style-name="P3" draw:layer="layout" svg:x1="12.765cm" svg:y1="7.565cm" svg:x2="12.165cm" svg:y2="6.765cm">
          <text:p/>
        </draw:line>
        <draw:frame draw:style-name="gr2" draw:text-style-name="P2" draw:layer="layout" svg:width="1.5cm" svg:height="1cm" svg:x="3.865cm" svg:y="0.965cm">
          <draw:text-box>
            <text:p>M2</text:p>
          </draw:text-box>
        </draw:frame>
        <draw:frame draw:style-name="gr2" draw:text-style-name="P2" draw:layer="layout" svg:width="1.5cm" svg:height="1cm" svg:x="9.365cm" svg:y="4.365cm">
          <draw:text-box>
            <text:p>M3</text:p>
          </draw:text-box>
        </draw:frame>
        <draw:frame draw:style-name="gr2" draw:text-style-name="P2" draw:layer="layout" svg:width="1.5cm" svg:height="1cm" svg:x="4.765cm" svg:y="4.265cm">
          <draw:text-box>
            <text:p>M4</text:p>
          </draw:text-box>
        </draw:frame>
        <draw:line draw:style-name="gr4" draw:text-style-name="P3" draw:layer="layout" svg:x1="4.565cm" svg:y1="1.865cm" svg:x2="4.865cm" svg:y2="2.865cm">
          <text:p/>
        </draw:line>
        <draw:line draw:style-name="gr4" draw:text-style-name="P3" draw:layer="layout" svg:x1="10.165cm" svg:y1="4.465cm" svg:x2="9.965cm" svg:y2="3.565cm">
          <text:p/>
        </draw:line>
        <draw:line draw:style-name="gr4" draw:text-style-name="P3" draw:layer="layout" svg:x1="5.465cm" svg:y1="4.365cm" svg:x2="6.365cm" svg:y2="3.065cm">
          <text:p/>
        </draw:line>
        <draw:frame draw:style-name="gr2" draw:text-style-name="P2" draw:layer="layout" svg:width="1.5cm" svg:height="1cm" svg:x="7.065cm" svg:y="4.265cm">
          <draw:text-box>
            <text:p>B</text:p>
          </draw:text-box>
        </draw:frame>
        <draw:line draw:style-name="gr4" draw:text-style-name="P3" draw:layer="layout" svg:x1="7.465cm" svg:y1="4.465cm" svg:x2="7.965cm" svg:y2="3.1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65cm" fo:margin-bottom="0.665cm" fo:margin-left="0.665cm" fo:margin-right="0.665cm" fo:page-width="20.9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6T14:00:09.718752998</dc:date>
    <meta:editing-duration>PT2M48S</meta:editing-duration>
    <meta:editing-cycles>2</meta:editing-cycles>
    <meta:generator>LibreOffice/6.2.8.2$Linux_X86_64 LibreOffice_project/20$Build-2</meta:generator>
    <meta:document-statistic meta:object-count="11"/>
  </office:meta>
</office:document-meta>
</file>